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Geenafstand" style:family="paragraph">
      <style:text-properties fo:font-weight="bold" style:font-weight-asian="bold" fo:font-size="14pt" style:font-size-asian="14pt"/>
    </style:style>
    <style:style style:name="P3" style:parent-style-name="Geenafstand" style:family="paragraph">
      <style:text-properties fo:font-weight="bold" style:font-weight-asian="bold"/>
    </style:style>
    <style:style style:name="T4" style:parent-style-name="Standaardalinea-lettertype" style:family="text">
      <style:text-properties fo:font-weight="bold" style:font-weight-asian="bold"/>
    </style:style>
    <style:style style:name="P5" style:parent-style-name="Geenafstand" style:family="paragraph">
      <style:text-properties fo:font-weight="bold" style:font-weight-asian="bold"/>
    </style:style>
    <style:style style:name="P6" style:parent-style-name="Geenafstand" style:family="paragraph">
      <style:text-properties fo:font-weight="bold" style:font-weight-asian="bold"/>
    </style:style>
    <style:style style:name="P7" style:parent-style-name="Geenafstand" style:family="paragraph">
      <style:text-properties fo:font-weight="bold" style:font-weight-asian="bold"/>
    </style:style>
    <style:style style:name="P8" style:parent-style-name="Geenafstand" style:family="paragraph">
      <style:text-properties fo:font-weight="bold" style:font-weight-asian="bold"/>
    </style:style>
    <style:style style:name="P9" style:parent-style-name="Geenafstand" style:family="paragraph">
      <style:text-properties fo:font-weight="bold" style:font-weight-asian="bold"/>
    </style:style>
    <style:style style:name="P10" style:parent-style-name="Geenafstand" style:family="paragraph">
      <style:text-properties fo:font-weight="bold" style:font-weight-asian="bold"/>
    </style:style>
    <style:style style:name="P11" style:parent-style-name="Geenafstand" style:family="paragraph">
      <style:text-properties fo:font-weight="bold" style:font-weight-asian="bold"/>
    </style:style>
    <style:style style:name="P12" style:parent-style-name="Geenafstand" style:family="paragraph">
      <style:text-properties fo:font-weight="bold" style:font-weight-asian="bold"/>
    </style:style>
    <style:style style:name="P13" style:parent-style-name="Geenafstand" style:family="paragraph">
      <style:text-properties fo:font-weight="bold" style:font-weight-asian="bold"/>
    </style:style>
    <style:style style:name="P14" style:parent-style-name="Geenafstand" style:family="paragraph">
      <style:text-properties fo:font-weight="bold" style:font-weight-asian="bold"/>
    </style:style>
    <style:style style:name="P15" style:parent-style-name="Geenafstand" style:family="paragraph">
      <style:text-properties fo:font-weight="bold" style:font-weight-asian="bold" fo:font-size="14pt" style:font-size-asian="14pt"/>
    </style:style>
    <style:style style:name="P16" style:parent-style-name="Geenafstand" style:family="paragraph">
      <style:text-properties fo:font-weight="bold" style:font-weight-asian="bold"/>
    </style:style>
    <style:style style:name="P17" style:parent-style-name="Geenafstand" style:family="paragraph">
      <style:text-properties fo:font-weight="bold" style:font-weight-asian="bold"/>
    </style:style>
    <style:style style:name="P18" style:parent-style-name="Geenafstand" style:family="paragraph">
      <style:text-properties fo:font-weight="bold" style:font-weight-asian="bold"/>
    </style:style>
    <style:style style:name="P19" style:parent-style-name="Geenafstand" style:family="paragraph">
      <style:text-properties fo:font-weight="bold" style:font-weight-asian="bold"/>
    </style:style>
    <style:style style:name="P20" style:parent-style-name="Geenafstand" style:family="paragraph">
      <style:text-properties fo:font-weight="bold" style:font-weight-asian="bold"/>
    </style:style>
    <style:style style:name="P21" style:parent-style-name="Geenafstand" style:family="paragraph">
      <style:text-properties fo:font-weight="bold" style:font-weight-asian="bold" fo:font-size="14pt" style:font-size-asian="14pt"/>
    </style:style>
    <style:style style:name="P22" style:parent-style-name="Geenafstand" style:family="paragraph">
      <style:text-properties fo:font-weight="bold" style:font-weight-asian="bold"/>
    </style:style>
    <style:style style:name="P23" style:parent-style-name="Geenafstand" style:family="paragraph">
      <style:text-properties fo:font-weight="bold" style:font-weight-asian="bold"/>
    </style:style>
    <style:style style:name="P24" style:parent-style-name="Geenafstand" style:family="paragraph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Workshop JSON-B</text:p>
      <text:p text:style-name="Geenafstand"/>
      <text:p text:style-name="P2">Lab 1<text:s/></text:p>
      <text:p text:style-name="P3">1.1 Set up a working environment</text:p>
      <text:p text:style-name="Geenafstand">See<text:s/>README.md<text:s/>for some information on where to find JSON-B related libraries</text:p>
      <text:p text:style-name="Geenafstand">and documentation.</text:p>
      <text:p text:style-name="Geenafstand"/>
      <text:p text:style-name="Geenafstand">Make sure you can write and execute Java code referencing the JSON-B and JSON-P</text:p>
      <text:p text:style-name="Geenafstand">APIs and reference implementations.</text:p>
      <text:p text:style-name="Geenafstand"/>
      <text:p text:style-name="Geenafstand"><text:span text:style-name="T4">1.2 Serializing objects</text:span></text:p>
      <text:p text:style-name="Geenafstand">Create a Jsonb object using JsonbBuilder and serialize an object. You can use the provided code in the lab1 package.</text:p>
      <text:p text:style-name="P5"/>
      <text:p text:style-name="P6">1.3<text:s/>Exercise</text:p>
      <text:p text:style-name="Geenafstand">Serialize some basic objects like strings, numbers, booleans, date/times, and</text:p>
      <text:p text:style-name="Geenafstand">look at the text output.</text:p>
      <text:p text:style-name="Geenafstand"/>
      <text:p text:style-name="P7">1.4<text:s/>Exercise</text:p>
      <text:p text:style-name="Geenafstand">Serialize custom objects. Look at the Person class, and see how the sample data</text:p>
      <text:p text:style-name="Geenafstand">gets serialized.</text:p>
      <text:p text:style-name="Geenafstand"/>
      <text:p text:style-name="Geenafstand">Make some changes to the code and see what effect they have on the serialized</text:p>
      <text:p text:style-name="Geenafstand">text. (Add fields, change access modifiers, add or remove accessor methods, ...)</text:p>
      <text:p text:style-name="Geenafstand"/>
      <text:p text:style-name="P8">1.5 Questions</text:p>
      <text:p text:style-name="Geenafstand">What happens when fields are non-public?<text:s/></text:p>
      <text:p text:style-name="Geenafstand">What happens when fields have a null value?<text:s/></text:p>
      <text:p text:style-name="Geenafstand">In what order are the fields serialized?<text:s/></text:p>
      <text:p text:style-name="Geenafstand"/>
      <text:p text:style-name="P9">1.6 Basic serialization configuration</text:p>
      <text:p text:style-name="Geenafstand">Use the JsonbConfig class to configure the way Jsonb handles your objects.</text:p>
      <text:p text:style-name="Geenafstand"/>
      <text:p text:style-name="Geenafstand">JsonbConfig config = new JsonbConfig();</text:p>
      <text:p text:style-name="Geenafstand">Jsonb jsonb = JsonbBuilder.create(config);</text:p>
      <text:p text:style-name="Geenafstand"/>
      <text:p text:style-name="Geenafstand">As exercise, try out the following configurations, and lookup further options in</text:p>
      <text:p text:style-name="Geenafstand">the spec documentation or libraries.</text:p>
      <text:p text:style-name="Geenafstand"/>
      <text:p text:style-name="P10">1.7<text:s/>Pretty-print</text:p>
      <text:p text:style-name="Geenafstand">To create fancy output (e.g. for a demo), you can use formatting. Try it!</text:p>
      <text:p text:style-name="Geenafstand">config.withFormatting(true);</text:p>
      <text:p text:style-name="Geenafstand"/>
      <text:p text:style-name="P11">1.8<text:s/>Property naming strategy</text:p>
      <text:p text:style-name="Geenafstand">By default JSON object keys are identical to the Java property names.</text:p>
      <text:p text:style-name="Geenafstand">A different property naming strategy can be configured using the line below.</text:p>
      <text:p text:style-name="Geenafstand"/>
      <text:p text:style-name="Geenafstand">config.withPropertyNamingStrategy(PropertyNamingStrategy.LOWER_CASE_WITH_UNDERSCORES);</text:p>
      <text:p text:style-name="Geenafstand"/>
      <text:p text:style-name="Geenafstand"/>
      <text:soft-page-break/>
      <text:p text:style-name="P12">1.9<text:s/>Localized date format</text:p>
      <text:p text:style-name="Geenafstand">Formatting the date can be done using DateFormat.</text:p>
      <text:p text:style-name="Geenafstand"/>
      <text:p text:style-name="Geenafstand">config.withDateFormat("EEEE dd MMMM yyyy", new Locale("nl", "NL"));</text:p>
      <text:p text:style-name="Geenafstand"/>
      <text:p text:style-name="P13">1.10<text:s/>Deserializing objects</text:p>
      <text:p text:style-name="Geenafstand">Person p = jsonb.fromJson("{\"firstName\":\"Charles\",\"lastName\":\"Babbage\"}", Person.class);</text:p>
      <text:p text:style-name="Geenafstand"/>
      <text:p text:style-name="Geenafstand">Take a look at the "fromJson" line above.</text:p>
      <text:p text:style-name="Geenafstand">Note that it is important that the field can be set for deserialization. Public getter and private or no setter may lead to unintended results, for instance.</text:p>
      <text:p text:style-name="Geenafstand">You can try this by setting the firstName field in the Person class to private.</text:p>
      <text:p text:style-name="Geenafstand"/>
      <text:p text:style-name="P14">1.11<text:s/>Exercise</text:p>
      <text:p text:style-name="Geenafstand">Try and deserialize some more JSON strings.</text:p>
      <text:p text:style-name="Geenafstand">What happens if the JSON text contains key names that are not present as</text:p>
      <text:p text:style-name="Standaard">property in the Java target class?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15">Lab 2</text:p>
      <text:p text:style-name="Geenafstand">In Lab 1 we saw some ways of starting to configure the output of JSON-B format,</text:p>
      <text:p text:style-name="Geenafstand">but we can customize the behaviour even more adjusting the objects being mapped, using JSON-B annotations.</text:p>
      <text:p text:style-name="Geenafstand"/>
      <text:p text:style-name="Geenafstand">Try it out<text:s/>in<text:s/>Lab 2, make sure you only use JSON-B annotations!<text:s/></text:p>
      <text:p text:style-name="Geenafstand">Modify the Person class to answer the questions.</text:p>
      <text:p text:style-name="Geenafstand"/>
      <text:p text:style-name="Geenafstand">This link may come in handy to grasp the idea:<text:s/></text:p>
      <text:p text:style-name="Geenafstand"><text:a xlink:href="https://json-b.net/docs/user-guide.html#changing-property-names" office:target-frame-name="_top" xlink:show="replace"><text:span text:style-name="Hyperlink">https://json-b.net/docs/user-guide.html#changing-property-names</text:span></text:a><text:s/></text:p>
      <text:p text:style-name="Geenafstand"/>
      <text:p text:style-name="P16">2.1 Properties<text:s/></text:p>
      <text:p text:style-name="Geenafstand">Suppose consumers of the JSON representation of Person would like the JSON to be</text:p>
      <text:p text:style-name="Geenafstand">in their own language (other than English).</text:p>
      <text:p text:style-name="Geenafstand"/>
      <text:p text:style-name="Geenafstand">Try using @JsonbProperty annotations in the Person class from Lab1 to make the</text:p>
      <text:p text:style-name="Geenafstand">JSON change the values of the fields.<text:s/></text:p>
      <text:p text:style-name="Geenafstand"/>
      <text:p text:style-name="P17">2.2 Dates</text:p>
      <text:p text:style-name="Geenafstand">If the language uses custom date formatting, can you make sure the date of birth</text:p>
      <text:p text:style-name="Geenafstand">is formatted appropriately according to the nationale?</text:p>
      <text:p text:style-name="Geenafstand"/>
      <text:p text:style-name="P18">2.3 Null values</text:p>
      <text:p text:style-name="Geenafstand">Can you make sure the date of birth is always included in the output, even as</text:p>
      <text:p text:style-name="Geenafstand">null value, avoiding any other null values to be printed?</text:p>
      <text:p text:style-name="Geenafstand"/>
      <text:p text:style-name="P19">2.4<text:s/>Ordering</text:p>
      <text:p text:style-name="Geenafstand">In Dutch the order of the serialized properties is last name ("achternaam"),</text:p>
      <text:p text:style-name="Geenafstand">date of birth ("geboortedatum"), first name ("voornaam").</text:p>
      <text:p text:style-name="Geenafstand"/>
      <text:p text:style-name="Geenafstand">Technically it does not matter, but suppose you'd like the name fields together,</text:p>
      <text:p text:style-name="Geenafstand">instead of separated by the birth date.</text:p>
      <text:p text:style-name="Geenafstand"/>
      <text:p text:style-name="Geenafstand">Can you change the order of the fields in the output using @JsonbPropertyOrder?</text:p>
      <text:p text:style-name="Geenafstand"/>
      <text:p text:style-name="P20">2.5<text:s/>JsonbCreator</text:p>
      <text:p text:style-name="Geenafstand">The parameterless constructor added to the Person class to help deserialization</text:p>
      <text:p text:style-name="Geenafstand">does not look nice. Let's remove it and see what happens if we try (example in</text:p>
      <text:p text:style-name="Geenafstand">Dutch, as that was used in earlier customization, you can use your own):</text:p>
      <text:p text:style-name="Geenafstand"/>
      <text:p text:style-name="Geenafstand">Person p = jsonb.fromJson("{\"voornaam\":\"John\",\"achternaam\":\"Doe\",\"geboortedatum\":\"01-01-1900\"}", Person.class);</text:p>
      <text:p text:style-name="Geenafstand"/>
      <text:p text:style-name="Geenafstand">Create your own constructor with the addition of @JsonbCreator to be able to deserialize the JSON text to a Person object.</text:p>
      <text:p text:style-name="Geenafstand"/>
      <text:p text:style-name="Geenafstand"/>
      <text:p text:style-name="Geenafstand"/>
      <text:p text:style-name="Geenafstand"/>
      <text:p text:style-name="Geenafstand"/>
      <text:soft-page-break/>
      <text:p text:style-name="P21">Lab 3<text:s/>– Bonus</text:p>
      <text:p text:style-name="Geenafstand">In the first two labs quite a few ways of configuring JSON binding appeared.</text:p>
      <text:p text:style-name="Geenafstand">Sometimes, however, you need to go even further. This is possible by using</text:p>
      <text:p text:style-name="Geenafstand">adapters, or even specially crafted (de)serializers.</text:p>
      <text:p text:style-name="Geenafstand"/>
      <text:p text:style-name="P22">3.1 Adapters</text:p>
      <text:p text:style-name="Geenafstand">First we will look at an external library of code we cannot change (at least we'll assume it is).</text:p>
      <text:p text:style-name="Geenafstand">It has an UnmappablePerson that (although it can be mapped to JSON quite well) does not map to the serialized form we used for Person in Lab1.</text:p>
      <text:p text:style-name="Geenafstand"/>
      <text:p text:style-name="Geenafstand">Create a javax.json.bind.adapter.JsonbAdapter implementation that adapts UnmappablePerson to Person for serialization, register the adapter with Jsonb using JsonbConfig::withAdapters and check things work by executing code like:</text:p>
      <text:p text:style-name="Geenafstand"/>
      <text:p text:style-name="Geenafstand"><text:tab/>JsonbConfig config = new JsonbConfig();</text:p>
      <text:p text:style-name="Geenafstand"><text:tab/>config.withAdapters(new UnmappablePersonAdapter());</text:p>
      <text:p text:style-name="Geenafstand"><text:tab/>Jsonb jsonb = JsonbBuilder.create(config);</text:p>
      <text:p text:style-name="Geenafstand"><text:tab/></text:p>
      <text:p text:style-name="Geenafstand"><text:tab/>UnmappablePerson unmappablePerson = new UnmappablePerson(new Name("New", "Person"), LocalDate.now());</text:p>
      <text:p text:style-name="Geenafstand"><text:tab/>System.out.println(jsonb.toJson(unmappablePerson));</text:p>
      <text:p text:style-name="Geenafstand"/>
      <text:p text:style-name="Geenafstand">Look at the JSON output of serializing the UnmappablePerson.</text:p>
      <text:p text:style-name="Geenafstand">Can it be deserialized to a Person? And to an UnmappablePerson?</text:p>
      <text:p text:style-name="Geenafstand"/>
      <text:p text:style-name="P23">3.2 Serializers/Deserializers</text:p>
      <text:p text:style-name="Geenafstand">Sometimes default mapping, annotations or adapters can't help with JSON-Object mapping needs.</text:p>
      <text:p text:style-name="Geenafstand">Let's look at an example with different kinds of shapes.</text:p>
      <text:p text:style-name="Geenafstand"/>
      <text:p text:style-name="Geenafstand">Create serializers for the different shape types (e.g. CircleSerializer implements JsonbSerializer&lt;Circle&gt;).</text:p>
      <text:p text:style-name="Geenafstand">Have the shapes serialized like:</text:p>
      <text:p text:style-name="Geenafstand">{"square":{"side":2.0}}</text:p>
      <text:p text:style-name="Geenafstand">{"rectangle":{"height":3.0,"width":2.0}}</text:p>
      <text:p text:style-name="Geenafstand">{"circle":{"radius":1.0}}</text:p>
      <text:p text:style-name="Geenafstand"/>
      <text:p text:style-name="Geenafstand">Create a deserializer for shapes (ShapeDeserializer implements JsonbDeserializer&lt;Shape&gt;).</text:p>
      <text:p text:style-name="Geenafstand"/>
      <text:p text:style-name="Geenafstand">Serialize and deserialize some shape instances (register the serializers and deserializer with the JsonbConfig).</text:p>
      <text:p text:style-name="Geenafstand"/>
      <text:p text:style-name="Geenafstand">Deserializing a list of shapes is a little trickier.</text:p>
      <text:p text:style-name="Geenafstand">Can you figure out how to?</text:p>
      <text:p text:style-name="Geenafstand">String jsonShapes = "[{\"square\":{\"side\":2.0}},</text:p>
      <text:p text:style-name="Geenafstand">{\"rectangle\":{\"height\":3.0,\"width\":2.0}},</text:p>
      <text:p text:style-name="Geenafstand">{\"circle\":{\"radius\":1.0}}]";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oos Drost</meta:initial-creator>
    <dc:creator>Drost, Koos</dc:creator>
    <meta:creation-date>2017-09-01T09:19:00Z</meta:creation-date>
    <dc:date>2017-09-01T09:19:00Z</dc:date>
    <meta:template xlink:href="B195C3D4.dotm" xlink:type="simple"/>
    <meta:editing-cycles>2</meta:editing-cycles>
    <meta:editing-duration>PT60S</meta:editing-duration>
    <meta:document-statistic meta:page-count="4" meta:paragraph-count="12" meta:word-count="965" meta:character-count="6261" meta:row-count="44" meta:non-whitespace-character-count="5308"/>
  </office:meta>
</office:document-meta>
</file>